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4000001AD617CA33644E90649.png" manifest:media-type="image/png"/>
  <manifest:file-entry manifest:full-path="Pictures/1000020100000486000003FE84A1C9009863181A.png" manifest:media-type="image/png"/>
  <manifest:file-entry manifest:full-path="Pictures/10000201000004DB000002B1443FE85EEC0665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207" officeooo:paragraph-rsid="000fe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AREA 5B</text:p>
      <text:p text:style-name="P1">instalación de Sysmon</text:p>
      <text:p text:style-name="P1"><draw:frame draw:style-name="fr1" draw:name="Imagen1" text:anchor-type="char" svg:x="-0.011cm" svg:y="0.148cm" svg:width="13.794cm" svg:height="12.174cm" draw:z-index="0"><draw:image xlink:href="Pictures/1000020100000486000003FE84A1C900986318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cm" svg:y="0.122cm" svg:width="17cm" svg:height="9.423cm" draw:z-index="1"><draw:image xlink:href="Pictures/10000201000004DB000002B1443FE85EEC0665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3" text:anchor-type="char" svg:x="0cm" svg:y="0.275cm" svg:width="17cm" svg:height="6.879cm" draw:z-index="2"><draw:image xlink:href="Pictures/1000020100000424000001AD617CA33644E9064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20:36:17.781000000</meta:creation-date>
    <dc:date>2020-11-22T20:38:11.576000000</dc:date>
    <meta:editing-duration>PT1M54S</meta:editing-duration>
    <meta:editing-cycles>1</meta:editing-cycles>
    <meta:document-statistic meta:table-count="0" meta:image-count="3" meta:object-count="0" meta:page-count="2" meta:paragraph-count="2" meta:word-count="5" meta:character-count="30" meta:non-whitespace-character-count="26"/>
    <meta:generator>LibreOffice/6.4.0.3$Windows_X86_64 LibreOffice_project/b0a288ab3d2d4774cb44b62f04d5d28733ac6df8</meta:generator>
  </office:meta>
</office:document-meta>
</file>